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fo:background-color="#ffffff" fo:border="none"/>
    </style:style>
    <style:style style:name="gr3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3.506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Congrats" form:control-implementation="ooo:com.sun.star.form.component.FixedText" xml:id="control1" form:id="control1" form:label="Congrats" form:for="control2"/>
            <form:text form:name="user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eaname" form:control-implementation="ooo:com.sun.star.form.component.TextField" xml:id="control3" form:id="control3" form:disabled="true" form:readonly="true" form:tab-stop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for" form:control-implementation="ooo:com.sun.star.form.component.FixedText" xml:id="control4" form:id="control4" form:label="for" form:for="control3"/>
          </form:form>
        </office:forms>
        <draw:frame presentation:style-name="pr1" draw:layer="layout" svg:width="25.199cm" svg:height="3.506cm" svg:x="1.4cm" svg:y="0.837cm" presentation:class="title">
          <draw:text-box>
            <text:p>Congrats</text:p>
          </draw:text-box>
        </draw:frame>
        <draw:control draw:style-name="gr1" draw:text-style-name="P2" draw:layer="controls" svg:width="4.6cm" svg:height="1.4cm" svg:x="7.4cm" svg:y="6.4cm" draw:control="control1"/>
        <draw:control draw:style-name="standard" draw:text-style-name="P3" draw:layer="controls" svg:width="5.8cm" svg:height="1.4cm" svg:x="12.4cm" svg:y="6.4cm" draw:control="control2"/>
        <draw:control draw:style-name="gr2" draw:text-style-name="P3" draw:layer="controls" svg:width="5.8cm" svg:height="1.4cm" svg:x="12.4cm" svg:y="8.4cm" draw:control="control3"/>
        <draw:control draw:style-name="gr1" draw:text-style-name="P2" draw:layer="controls" svg:width="4.4cm" svg:height="1cm" svg:x="7.4cm" svg:y="8.4cm" draw:control="control4"/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1T21:19:45.946046346</meta:creation-date>
    <meta:editing-duration>PT9M26S</meta:editing-duration>
    <meta:editing-cycles>5</meta:editing-cycles>
    <meta:generator>LibreOffice/6.0.7.3$Linux_X86_64 LibreOffice_project/00m0$Build-3</meta:generator>
    <dc:title>Forestbird</dc:title>
    <meta:keyword>username</meta:keyword>
    <dc:date>2022-07-22T02:57:25.160098008</dc:date>
    <meta:document-statistic meta:object-count="73"/>
  </office:meta>
</office:document-meta>
</file>